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10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7904" calcext:value-type="float">
            <text:p>43.4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6152" calcext:value-type="float">
            <text:p>43.1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10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7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6-0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4-2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3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3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011078282201</text:p>
          </table:table-cell>
          <table:table-cell office:value-type="string" calcext:value-type="string">
            <text:p>43T 8 SOW 269</text:p>
          </table:table-cell>
          <table:table-cell office:value-type="string" calcext:value-type="string">
            <text:p>2025-02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